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94pt"/>
    </style:style>
    <style:style style:name="co2" style:family="table-column">
      <style:table-column-properties fo:break-before="auto" style:column-width="188.79pt"/>
    </style:style>
    <style:style style:name="co3" style:family="table-column">
      <style:table-column-properties fo:break-before="auto" style:column-width="186.46pt"/>
    </style:style>
    <style:style style:name="co4" style:family="table-column">
      <style:table-column-properties fo:break-before="auto" style:column-width="237.49pt"/>
    </style:style>
    <style:style style:name="co5" style:family="table-column">
      <style:table-column-properties fo:break-before="auto" style:column-width="199.5pt"/>
    </style:style>
    <style:style style:name="co6" style:family="table-column">
      <style:table-column-properties fo:break-before="auto" style:column-width="89.0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NixieBargraphHat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/home/mark/Dropbox/personal/SurfnCircuits/NixieBarGraphHat/KC_NixieBargraphHat/NixieBargraphHat.sch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Kicad Rev</text:p>
          </table:table-cell>
          <table:table-cell table:style-name="Default" office:value-type="string" calcext:value-type="string">
            <text:p>Eeschema 4.0.7-e2-6376~61~ubuntu18.04.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Generated Date</text:p>
          </table:table-cell>
          <table:table-cell table:style-name="Default" office:value-type="string" calcext:value-type="string">
            <text:p>Tue 12 Feb 2019 10:18:35 PM PS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Not Se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mpany</text:p>
          </table:table-cell>
          <table:table-cell table:style-name="Default" office:value-type="string" calcext:value-type="string">
            <text:p>Not Se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vision</text:p>
          </table:table-cell>
          <table:table-cell table:style-name="Default" office:value-type="string" calcext:value-type="string">
            <text:p>Not Se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Date Issue</text:p>
          </table:table-cell>
          <table:table-cell table:style-name="Default" office:value-type="string" calcext:value-type="string">
            <text:p>Not Set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Library Ref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0805C332KDRACAU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C0805FR-07133R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C0805FR-078K2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PR02000201001JR5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2N7002-TP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N7002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FDD18N20LZ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SP129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MCP6411T-E/OT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1</text:p>
          </table:table-cell>
          <table:table-cell/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</text:p>
          </table:table-cell>
          <table:table-cell office:value-type="string" calcext:value-type="string">
            <text:p>IN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table:number-columns-repeated="2" office:value-type="string" calcext:value-type="string">
            <text:p>BAV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21F105ZBFNNN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Raspberry_PI_Zero_Header</text:p>
          </table:table-cell>
          <table:table-cell office:value-type="string" calcext:value-type="string">
            <text:p>ETAclock-cache</text:p>
          </table:table-cell>
          <table:table-cell office:value-type="string" calcext:value-type="string">
            <text:p>Raspberry_PI_Zero_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crew_Terminal_1x03</text:p>
          </table:table-cell>
          <table:table-cell office:value-type="float" office:value="1725669" calcext:value-type="float">
            <text:p>1725669</text:p>
          </table:table-cell>
          <table:table-cell office:value-type="string" calcext:value-type="string">
            <text:p>NixieSupply5vto170vDCMBoostMini-cache</text:p>
          </table:table-cell>
          <table:table-cell office:value-type="string" calcext:value-type="string">
            <text:p>Screw_Terminal_1x03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crew_Terminal_1x02</text:p>
          </table:table-cell>
          <table:table-cell office:value-type="float" office:value="1725656" calcext:value-type="float">
            <text:p>1725656</text:p>
          </table:table-cell>
          <table:table-cell office:value-type="string" calcext:value-type="string">
            <text:p>NixieSupply5vto170vDCMBoostMini-cache</text:p>
          </table:table-cell>
          <table:table-cell office:value-type="string" calcext:value-type="string">
            <text:p>Screw_Terminal_1x02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0805C332KDRACAU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RC0805FR-07133R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C0805FR-078K2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k 2W</text:p>
          </table:table-cell>
          <table:table-cell office:value-type="string" calcext:value-type="string">
            <text:p>PR02000201001JR50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2N7002-TP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2N700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FDD18N20LZ</text:p>
          </table:table-cell>
          <table:table-cell office:value-type="string" calcext:value-type="string">
            <text:p>transistors</text:p>
          </table:table-cell>
          <table:table-cell office:value-type="string" calcext:value-type="string">
            <text:p>BSP129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6411</text:p>
          </table:table-cell>
          <table:table-cell office:value-type="string" calcext:value-type="string">
            <text:p>MCP6411T-E/OT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MCP6001</text:p>
          </table:table-cell>
          <table:table-cell/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IN-9</text:p>
          </table:table-cell>
          <table:table-cell office:value-type="string" calcext:value-type="string">
            <text:p>nixies-us</text:p>
          </table:table-cell>
          <table:table-cell office:value-type="string" calcext:value-type="string">
            <text:p>IN-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BAV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0805C104K3RACT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21F105ZBFNNN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crew_Terminal_1x03</text:p>
          </table:table-cell>
          <table:table-cell office:value-type="float" office:value="1725669" calcext:value-type="float">
            <text:p>1725669</text:p>
          </table:table-cell>
          <table:table-cell office:value-type="string" calcext:value-type="string">
            <text:p>NixieSupply5vto170vDCMBoostMini-cache</text:p>
          </table:table-cell>
          <table:table-cell office:value-type="string" calcext:value-type="string">
            <text:p>Screw_Terminal_1x03</text:p>
          </table:table-cell>
          <table:table-cell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crew_Terminal_1x03</text:p>
          </table:table-cell>
          <table:table-cell office:value-type="float" office:value="1725669" calcext:value-type="float">
            <text:p>1725669</text:p>
          </table:table-cell>
          <table:table-cell office:value-type="string" calcext:value-type="string">
            <text:p>NixieSupply5vto170vDCMBoostMini-cache</text:p>
          </table:table-cell>
          <table:table-cell office:value-type="string" calcext:value-type="string">
            <text:p>Screw_Terminal_1x03</text:p>
          </table:table-cell>
          <table:table-cell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CRGCQ0805F2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CRGCQ0805F220K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BAV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BAV9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evice</text:p>
          </table:table-cell>
          <table:table-cell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805C102J5HACAU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0805C102J5HACAUTO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21F105ZBFNNN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22:28:23.929521228</dc:date>
    <meta:editing-duration>PT3M27S</meta:editing-duration>
    <meta:editing-cycles>2</meta:editing-cycles>
    <meta:generator>LibreOffice/6.0.7.3$Linux_X86_64 LibreOffice_project/00m0$Build-3</meta:generator>
    <meta:document-statistic meta:table-count="1" meta:cell-count="256" meta:object-count="0"/>
  </office:meta>
</office:document-meta>
</file>